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b819" officeooo:paragraph-rsid="000fb819"/>
    </style:style>
    <style:style style:name="P2" style:family="paragraph" style:parent-style-name="Standard">
      <style:text-properties officeooo:rsid="00100156" officeooo:paragraph-rsid="00100156"/>
    </style:style>
    <style:style style:name="P3" style:family="paragraph" style:parent-style-name="Standard" style:list-style-name="L1">
      <style:text-properties officeooo:rsid="00100156" officeooo:paragraph-rsid="0010015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4 de Noviembre de 2021</text:p>
      <text:p text:style-name="P1"/>
      <text:p text:style-name="P2">Si puedo usar livesql pero al momento de mandárselo a la profe se lo tengo que enviar para que corra en sqldeveloper:</text:p>
      <text:list xml:id="list3104843109" text:style-name="L1">
        <text:list-item>
          <text:p text:style-name="P3">poner los SET</text:p>
        </text:list-item>
        <text:list-item>
          <text:p text:style-name="P3">poner los prompt</text:p>
        </text:list-item>
        <text:list-item>
          <text:p text:style-name="P3">no se que mas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4T09:19:59.693221126</meta:creation-date>
    <meta:generator>LibreOffice/6.4.7.2$Linux_X86_64 LibreOffice_project/40$Build-2</meta:generator>
    <dc:date>2021-11-24T17:28:33.818991107</dc:date>
    <meta:editing-duration>PT7H52M57S</meta:editing-duration>
    <meta:editing-cycles>1</meta:editing-cycles>
    <meta:document-statistic meta:table-count="0" meta:image-count="0" meta:object-count="0" meta:page-count="1" meta:paragraph-count="5" meta:word-count="40" meta:character-count="188" meta:non-whitespace-character-count="156"/>
  </office:meta>
</office:document-meta>
</file>